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color="#ff0000" fo:language="en" fo:country="US"/>
    </style:style>
    <style:style style:name="P6" style:family="paragraph" style:parent-style-name="Standard">
      <style:paragraph-properties fo:text-align="justify" style:justify-single-word="false"/>
    </style:style>
    <style:style style:name="P7" style:family="paragraph" style:parent-style-name="Normál">
      <style:paragraph-properties fo:orphans="2" fo:widows="2" fo:hyphenation-ladder-count="no-limit" style:vertical-align="auto"/>
      <style:text-properties fo:language="en" fo:country="US" fo:hyphenate="true"/>
    </style:style>
    <style:style style:name="P8" style:family="paragraph" style:parent-style-name="Preformatted_20_Text">
      <loext:graphic-properties draw:fill="solid" draw:fill-color="#cccccc" draw:opacity="100%"/>
      <style:paragraph-properties fo:background-color="#cccccc"/>
      <style:text-properties fo:language="en" fo:country="US"/>
    </style:style>
    <style:style style:name="P9" style:family="paragraph" style:parent-style-name="Standard">
      <style:paragraph-properties fo:margin-left="0.9846in" fo:margin-right="0in" fo:text-indent="0in" style:auto-text-indent="false">
        <style:tab-stops/>
      </style:paragraph-properties>
      <style:text-properties fo:language="en" fo:country="US"/>
    </style:style>
    <style:style style:name="P10" style:family="paragraph" style:parent-style-name="Heading_20_1">
      <style:paragraph-properties fo:text-align="center" style:justify-single-word="false"/>
      <style:text-properties fo:language="en" fo:country="US"/>
    </style:style>
    <style:style style:name="P11" style:family="paragraph" style:parent-style-name="Heading_20_1" style:master-page-name="MP0">
      <style:paragraph-properties fo:text-align="center" style:justify-single-word="false" style:page-number="auto" fo:break-before="page"/>
      <style:text-properties fo:language="en" fo:country="US"/>
    </style:style>
    <style:style style:name="P12" style:family="paragraph" style:parent-style-name="Standard" style:list-style-name="L2"/>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text-align="justify" style:justify-single-word="false"/>
      <style:text-properties fo:color="#ff0000" officeooo:paragraph-rsid="00060bf5"/>
    </style:style>
    <style:style style:name="P15" style:family="paragraph" style:parent-style-name="Standard">
      <style:text-properties fo:color="#000000" fo:language="en" fo:country="US"/>
    </style:style>
    <style:style style:name="P16" style:family="paragraph" style:parent-style-name="Standard">
      <style:text-properties fo:color="#000000" fo:language="en" fo:country="US" officeooo:paragraph-rsid="00060bf5"/>
    </style:style>
    <style:style style:name="P17" style:family="paragraph" style:parent-style-name="Standard">
      <style:text-properties officeooo:paragraph-rsid="00060bf5"/>
    </style:style>
    <style:style style:name="P18" style:family="paragraph" style:parent-style-name="Standard" style:list-style-name="L1">
      <style:paragraph-properties fo:margin-left="0.9846in" fo:margin-right="0in" fo:text-indent="0in" style:auto-text-indent="false">
        <style:tab-stops/>
      </style:paragraph-properties>
    </style:style>
    <style:style style:name="P1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color="#ff0000" fo:language="en" fo:country="US"/>
    </style:style>
    <style:style style:name="T5" style:family="text">
      <style:text-properties fo:color="#ff0000" fo:language="en" fo:country="US" officeooo:rsid="00060bf5"/>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color="#ce181e" fo:language="en" fo:country="US"/>
    </style:style>
    <style:style style:name="T9" style:family="text">
      <style:text-properties fo:color="#000000"/>
    </style:style>
    <style:style style:name="T10" style:family="text">
      <style:text-properties fo:color="#000000" fo:language="en" fo:country="US"/>
    </style:style>
    <style:style style:name="T11" style:family="text">
      <style:text-properties fo:color="#000000" fo:language="en" fo:country="US" officeooo:rsid="00060bf5"/>
    </style:style>
    <style:style style:name="T12" style:family="text">
      <style:text-properties officeooo:rsid="00060bf5"/>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0" text:outline-level="1">Arrowhead Device Registry Core Service 4.1.3­ Release Notes</text:h>
      <text:h text:style-name="P10" text:outline-level="1"><text:s/></text:h>
      <text:p text:style-name="P1"/>
      <text:p text:style-name="P2">In Arrowhead version 4.1.3, the whole codebase of the Arrowhead framework has been rewritten using Spring Boot technology. We believe the new version is better both in code quality, performance and robustness. It is easier to use, maintain and improve.</text:p>
      <text:p text:style-name="P2">However, this means that Arrowhead version 4.1.3, is NOT compatible with providers and consumers written for version 4.1.2 because the changes affect not just the backend but the public interface of the core services, too.</text:p>
      <text:p text:style-name="P2">This document describes the new public API of the Arrowhead Device Registry Core Service 4.1.3 and shows the key differences between the new interface and the old one.</text:p>
      <text:h text:style-name="P19" text:outline-level="2">Client Services</text:h>
      <text:p text:style-name="P1">These services can be used by providers and consumers of the Arrowhead Cloud. All date fields contain the text representation of a UTC timestamp.</text:p>
      <text:p text:style-name="P1"/>
      <text:p text:style-name="Standard"><text:span text:style-name="Bekezdés_20_alapbetűtípusa"><text:span text:style-name="T2">Uri</text:span></text:span><text:span text:style-name="Bekezdés_20_alapbetűtípusa"><text:span text:style-name="T1">: /deviceregistry/echo</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2">Returns a “Got it” message with the purpose of testing the core service availability.</text:p>
      <text:p text:style-name="P2"/>
      <text:p text:style-name="Standard"><text:span text:style-name="Bekezdés_20_alapbetűtípusa"><text:span text:style-name="T2">Uri</text:span></text:span><text:span text:style-name="Bekezdés_20_alapbetűtípusa"><text:span text:style-name="T1">: /deviceregistry/query</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7">Returns Device Registry data that fits the input specification.</text:p>
      <text:p text:style-name="P2"/>
      <text:p text:style-name="P2">Input JSON structure:</text:p>
      <text:p text:style-name="P2"/>
      <text:p text:style-name="P8">{</text:p>
      <text:p text:style-name="P8"><text:s text:c="2"/>"addressRequirement": "string",</text:p>
      <text:p text:style-name="P8"><text:s text:c="2"/>"deviceNameRequirements": "string",</text:p>
      <text:p text:style-name="P8"><text:s text:c="2"/>"macAddressRequirement": "string",</text:p>
      <text:p text:style-name="P8"><text:s text:c="2"/>"maxVersionRequirement": 0,</text:p>
      <text:p text:style-name="P8"><text:s text:c="2"/>"metadataRequirements": {</text:p>
      <text:p text:style-name="P8"><text:s text:c="4"/>"additionalProp1": "string",</text:p>
      <text:p text:style-name="P8"><text:s text:c="4"/>"additionalProp2": "string",</text:p>
      <text:p text:style-name="P8"><text:s text:c="4"/>"additionalProp3": "string"</text:p>
      <text:p text:style-name="P8"><text:s text:c="2"/>},</text:p>
      <text:p text:style-name="P8"><text:s text:c="2"/>"minVersionRequirement": 0,</text:p>
      <text:p text:style-name="P8"><text:s text:c="2"/>"versionRequirement": 0</text:p>
      <text:p text:style-name="P8">}</text:p>
      <text:p text:style-name="P1"/>
      <text:p text:style-name="P16">Mandatory fields: “deviceNameRequirements”</text:p>
      <text:p text:style-name="P15"/>
      <text:p text:style-name="Standard"><text:span text:style-name="Default_20_Paragraph_20_Font"><text:span text:style-name="T10">Clients are allowed to query ONLY for the public core system services.</text:span></text:span></text:p>
      <text:p text:style-name="P1"/>
      <text:p text:style-name="P1">Returned JSON structure:</text:p>
      <text:p text:style-name="P1"/>
      <text:p text:style-name="P8">{</text:p>
      <text:p text:style-name="P8"><text:soft-page-break/><text:s text:c="2"/>"deviceQueryData": [</text:p>
      <text:p text:style-name="P8"><text:s text:c="4"/>{</text:p>
      <text:p text:style-name="P8"><text:s text:c="6"/>"createdAt": "string",</text:p>
      <text:p text:style-name="P8"><text:s text:c="6"/>"device": {</text:p>
      <text:p text:style-name="P8"><text:s text:c="8"/>"address": "string",</text:p>
      <text:p text:style-name="P8"><text:s text:c="8"/>"authenticationInfo": "string",</text:p>
      <text:p text:style-name="P8"><text:s text:c="8"/>"createdAt": "string",</text:p>
      <text:p text:style-name="P8"><text:s text:c="8"/>"deviceName": "string",</text:p>
      <text:p text:style-name="P8"><text:s text:c="8"/>"id": 0,</text:p>
      <text:p text:style-name="P8"><text:s text:c="8"/>"macAddress": "string",</text:p>
      <text:p text:style-name="P8"><text:s text:c="8"/>"updatedAt": "string"</text:p>
      <text:p text:style-name="P8"><text:s text:c="6"/>},</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updatedAt": "string",</text:p>
      <text:p text:style-name="P8"><text:s text:c="6"/>"version": 0</text:p>
      <text:p text:style-name="P8"><text:s text:c="4"/>}</text:p>
      <text:p text:style-name="P8"><text:s text:c="2"/>],</text:p>
      <text:p text:style-name="P8"><text:s text:c="2"/>"unfilteredHits": 0</text:p>
      <text:p text:style-name="P8">}</text:p>
      <text:p text:style-name="P3"/>
      <text:p text:style-name="P1"/>
      <text:p text:style-name="Standard"><text:span text:style-name="Bekezdés_20_alapbetűtípusa"><text:span text:style-name="T2">Uri</text:span></text:span><text:span text:style-name="Bekezdés_20_alapbetűtípusa"><text:span text:style-name="T1">: /deviceregistry/register</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6"><text:span text:style-name="Default_20_Paragraph_20_Font"><text:span text:style-name="T1">Registers a device. </text:span></text:span><text:span text:style-name="Default_20_Paragraph_20_Font"><text:span text:style-name="T10">A </text:span></text:span><text:span text:style-name="Default_20_Paragraph_20_Font"><text:span text:style-name="T11">client</text:span></text:span><text:span text:style-name="Default_20_Paragraph_20_Font"><text:span text:style-name="T10"> is allowed to register only its own </text:span></text:span><text:span text:style-name="Default_20_Paragraph_20_Font"><text:span text:style-name="T11">device</text:span></text:span><text:span text:style-name="Default_20_Paragraph_20_Font"><text:span text:style-name="T10">. It means that </text:span></text:span><text:span text:style-name="Default_20_Paragraph_20_Font"><text:span text:style-name="T11">device </text:span></text:span><text:span text:style-name="Default_20_Paragraph_20_Font"><text:span text:style-name="T10">name and certificate common name must match for successful registration.</text:span></text:span></text:p>
      <text:p text:style-name="P1"/>
      <text:p text:style-name="P2">Input JSON structure:</text:p>
      <text:p text:style-name="P1"/>
      <text:p text:style-name="P8">{</text:p>
      <text:p text:style-name="P8"><text:s text:c="2"/>"device":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p>
      <text:p text:style-name="P1"/>
      <text:p text:style-name="P16">Mandatory fields: “device”, “version”</text:p>
      <text:p text:style-name="P1"/>
      <text:p text:style-name="P1">Returned JSON structure:</text:p>
      <text:p text:style-name="P1"/>
      <text:p text:style-name="P8">{</text:p>
      <text:p text:style-name="P8"><text:s text:c="2"/>"createdAt": "string",</text:p>
      <text:p text:style-name="P8"><text:s text:c="2"/>"device": {</text:p>
      <text:p text:style-name="P8"><text:s text:c="4"/>"address": "string",</text:p>
      <text:p text:style-name="P8"><text:s text:c="4"/>"authenticationInfo": "string",</text:p>
      <text:p text:style-name="P8"><text:soft-page-break/><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updatedAt": "string",</text:p>
      <text:p text:style-name="P8"><text:s text:c="2"/>"version": 0</text:p>
      <text:p text:style-name="P8">}</text:p>
      <text:p text:style-name="P1"/>
      <text:p text:style-name="Standard"><text:span text:style-name="Bekezdés_20_alapbetűtípusa"><text:span text:style-name="T2">Uri</text:span></text:span><text:span text:style-name="Bekezdés_20_alapbetűtípusa"><text:span text:style-name="T1">: /deviceregistry/unregister</text:span></text:span></text:p>
      <text:p text:style-name="Standard"><text:span text:style-name="Bekezdés_20_alapbetűtípusa"><text:span text:style-name="T2">Type</text:span></text:span><text:span text:style-name="Bekezdés_20_alapbetűtípusa"><text:span text:style-name="T1">: DELETE</text:span></text:span></text:p>
      <text:p text:style-name="P4">Query params:</text:p>
      <text:list xml:id="list1627324279" text:style-name="L1">
        <text:list-item>
          <text:p text:style-name="P18"><text:span text:style-name="Bekezdés_20_alapbetűtípusa"><text:span text:style-name="T3">device_name</text:span></text:span><text:span text:style-name="Bekezdés_20_alapbetűtípusa"> – name of provider</text:span></text:p>
        </text:list-item>
        <text:list-item>
          <text:p text:style-name="P18"><text:span text:style-name="Bekezdés_20_alapbetűtípusa"><text:span text:style-name="T3">mac</text:span></text:span><text:span text:style-name="Bekezdés_20_alapbetűtípusa">-</text:span><text:span text:style-name="Bekezdés_20_alapbetűtípusa"><text:span text:style-name="T6">address</text:span></text:span><text:span text:style-name="Bekezdés_20_alapbetűtípusa"> – mac-address of the device </text:span></text:p>
        </text:list-item>
      </text:list>
      <text:p text:style-name="P1"/>
      <text:p text:style-name="P17"><text:span text:style-name="Default_20_Paragraph_20_Font"><text:span text:style-name="T1">Removes a registered device. </text:span></text:span><text:span text:style-name="Default_20_Paragraph_20_Font"><text:span text:style-name="T10">A </text:span></text:span><text:span text:style-name="Default_20_Paragraph_20_Font"><text:span text:style-name="T11">client</text:span></text:span><text:span text:style-name="Default_20_Paragraph_20_Font"><text:span text:style-name="T10"> is allowed to </text:span></text:span><text:span text:style-name="Default_20_Paragraph_20_Font"><text:span text:style-name="T11">un</text:span></text:span><text:span text:style-name="Default_20_Paragraph_20_Font"><text:span text:style-name="T10">register only its own </text:span></text:span><text:span text:style-name="Default_20_Paragraph_20_Font"><text:span text:style-name="T11">device</text:span></text:span><text:span text:style-name="Default_20_Paragraph_20_Font"><text:span text:style-name="T10">. It means that </text:span></text:span><text:span text:style-name="Default_20_Paragraph_20_Font"><text:span text:style-name="T11">device </text:span></text:span><text:span text:style-name="Default_20_Paragraph_20_Font"><text:span text:style-name="T10">name and certificate common name must match for successful </text:span></text:span><text:span text:style-name="Default_20_Paragraph_20_Font"><text:span text:style-name="T11">un</text:span></text:span><text:span text:style-name="Default_20_Paragraph_20_Font"><text:span text:style-name="T10">registration.</text:span></text:span></text:p>
      <text:h text:style-name="P19" text:outline-level="2">Management Services</text:h>
      <text:p text:style-name="P2">These services can only be used by the system operator of the local cloud. All date fields contain the text representation of a UTC timestamp.</text:p>
      <text:p text:style-name="P2"/>
      <text:p text:style-name="Standard"><text:span text:style-name="Bekezdés_20_alapbetűtípusa"><text:span text:style-name="T2">Uri</text:span></text:span><text:span text:style-name="Bekezdés_20_alapbetűtípusa"><text:span text:style-name="T1">: /deviceregistry/mgmt</text:span></text:span></text:p>
      <text:p text:style-name="Standard"><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7">Query params</text:span></text:span>:</text:p>
      <text:list xml:id="list400559712" text:style-name="L2">
        <text:list-item>
          <text:p text:style-name="P12"><text:span text:style-name="Bekezdés_20_alapbetűtípusa"><text:span text:style-name="T6">page</text:span></text:span> – zero-based page index (optional),</text:p>
        </text:list-item>
        <text:list-item>
          <text:p text:style-name="P12"><text:span text:style-name="Bekezdés_20_alapbetűtípusa"><text:span text:style-name="T6">item_per_page</text:span></text:span> – maximum number of items returned (optional),</text:p>
        </text:list-item>
        <text:list-item>
          <text:p text:style-name="P12"><text:span text:style-name="Bekezdés_20_alapbetűtípusa"><text:span text:style-name="T6">sort_field</text:span></text:span> – sort field (optional, default: id, possible values: id, createdAt, updatedAt),</text:p>
        </text:list-item>
        <text:list-item>
          <text:p text:style-name="P12"><text:span text:style-name="Bekezdés_20_alapbetűtípusa"><text:span text:style-name="T6">direction</text:span></text:span> – direction of sorting (optional, default: ASC, possible values: ASC or DESC)</text:p>
        </text:list-item>
      </text:list>
      <text:p text:style-name="P6">Returns a page of device registry records. If page and item_per_page are not defined, returns all records.</text:p>
      <text:p text:style-name="P9"/>
      <text:p text:style-name="P1">Returned JSON structure:</text:p>
      <text:p text:style-name="P2"/>
      <text:p text:style-name="P8">{</text:p>
      <text:p text:style-name="P8"><text:s text:c="2"/>"count": 0,</text:p>
      <text:p text:style-name="P8"><text:s text:c="2"/>"data": [</text:p>
      <text:p text:style-name="P8"><text:s text:c="4"/>{</text:p>
      <text:p text:style-name="P8"><text:s text:c="6"/>"createdAt": "string",</text:p>
      <text:p text:style-name="P8"><text:s text:c="6"/>"device": {</text:p>
      <text:p text:style-name="P8"><text:s text:c="8"/>"address": "string",</text:p>
      <text:p text:style-name="P8"><text:s text:c="8"/>"authenticationInfo": "string",</text:p>
      <text:p text:style-name="P8"><text:s text:c="8"/>"createdAt": "string",</text:p>
      <text:p text:style-name="P8"><text:s text:c="8"/>"deviceName": "string",</text:p>
      <text:p text:style-name="P8"><text:s text:c="8"/>"id": 0,</text:p>
      <text:p text:style-name="P8"><text:s text:c="8"/>"macAddress": "string",</text:p>
      <text:p text:style-name="P8"><text:s text:c="8"/>"updatedAt": "string"</text:p>
      <text:p text:style-name="P8"><text:soft-page-break/><text:s text:c="6"/>},</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updatedAt": "string",</text:p>
      <text:p text:style-name="P8"><text:s text:c="6"/>"version": 0</text:p>
      <text:p text:style-name="P8"><text:s text:c="4"/>}</text:p>
      <text:p text:style-name="P8"><text:s text:c="2"/>]</text:p>
      <text:p text:style-name="P8">}</text:p>
      <text:p text:style-name="P1"/>
      <text:p text:style-name="Standard"><text:span text:style-name="Bekezdés_20_alapbetűtípusa"><text:span text:style-name="T2">Uri</text:span></text:span><text:span text:style-name="Bekezdés_20_alapbetűtípusa"><text:span text:style-name="T1">: /deviceregistry/mgmt/{deviceId}</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1">Returns the service registry record specified by the id path parameter.</text:p>
      <text:p text:style-name="P1"/>
      <text:p text:style-name="P1">Returned JSON structure:</text:p>
      <text:p text:style-name="P1"/>
      <text:p text:style-name="P8">{</text:p>
      <text:p text:style-name="P8"><text:s text:c="2"/>"createdAt": "string",</text:p>
      <text:p text:style-name="P8"><text:s text:c="2"/>"device":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updatedAt": "string",</text:p>
      <text:p text:style-name="P8"><text:s text:c="2"/>"version": 0</text:p>
      <text:p text:style-name="P8">}</text:p>
      <text:p text:style-name="P2"/>
      <text:p text:style-name="Standard"><text:span text:style-name="Bekezdés_20_alapbetűtípusa"><text:span text:style-name="T2">Uri</text:span></text:span><text:span text:style-name="Bekezdés_20_alapbetűtípusa"><text:span text:style-name="T1">: /deviceregistry/mgmt/devicename/{deviceName}</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7">Query params</text:span></text:span>:</text:p>
      <text:list xml:id="list142649760796995" text:continue-numbering="true" text:style-name="L2">
        <text:list-item>
          <text:p text:style-name="P12"><text:span text:style-name="Bekezdés_20_alapbetűtípusa"><text:span text:style-name="T6">deviceName</text:span></text:span><text:span text:style-name="Bekezdés_20_alapbetűtípusa"> – name of the required device</text:span></text:p>
        </text:list-item>
        <text:list-item>
          <text:p text:style-name="P12"><text:span text:style-name="Bekezdés_20_alapbetűtípusa"><text:span text:style-name="T6">page</text:span></text:span> – zero-based page index (optional),</text:p>
        </text:list-item>
        <text:list-item>
          <text:p text:style-name="P12"><text:span text:style-name="Bekezdés_20_alapbetűtípusa"><text:span text:style-name="T6">item_per_page</text:span></text:span> – maximum number of items returned (optional),</text:p>
        </text:list-item>
        <text:list-item>
          <text:p text:style-name="P13"><text:span text:style-name="Bekezdés_20_alapbetűtípusa"><text:span text:style-name="T6">sort_field</text:span></text:span> – sort field (optional, default: id, possible values: id, createdAt, updatedAt),</text:p>
        </text:list-item>
        <text:list-item>
          <text:p text:style-name="P13"><text:span text:style-name="Bekezdés_20_alapbetűtípusa"><text:span text:style-name="T6">direction</text:span></text:span> – direction of sorting (optional, default: ASC, possible values: ASC or DESC)</text:p>
        </text:list-item>
      </text:list>
      <text:p text:style-name="P5"/>
      <text:p text:style-name="P1">Mandatory field: “deviceName”</text:p>
      <text:p text:style-name="P2"/>
      <text:p text:style-name="P14"><text:span text:style-name="T9">Returns a page of device registry records specified by the </text:span><text:span text:style-name="Bekezdés_20_alapbetűtípusa"><text:span text:style-name="T10">deviceName</text:span></text:span><text:span text:style-name="T9"> path parameter. If page and item_per_page are not defined, returns all records.</text:span></text:p>
      <text:p text:style-name="P2"><text:soft-page-break/></text:p>
      <text:p text:style-name="P1">Returned JSON structure:</text:p>
      <text:p text:style-name="P1"/>
      <text:p text:style-name="P8">{</text:p>
      <text:p text:style-name="P8"><text:s text:c="2"/>"count": 0,</text:p>
      <text:p text:style-name="P8"><text:s text:c="2"/>"data": [</text:p>
      <text:p text:style-name="P8"><text:s text:c="4"/>{</text:p>
      <text:p text:style-name="P8"><text:s text:c="6"/>"createdAt": "string",</text:p>
      <text:p text:style-name="P8"><text:s text:c="6"/>"device": {</text:p>
      <text:p text:style-name="P8"><text:s text:c="8"/>"address": "string",</text:p>
      <text:p text:style-name="P8"><text:s text:c="8"/>"authenticationInfo": "string",</text:p>
      <text:p text:style-name="P8"><text:s text:c="8"/>"createdAt": "string",</text:p>
      <text:p text:style-name="P8"><text:s text:c="8"/>"deviceName": "string",</text:p>
      <text:p text:style-name="P8"><text:s text:c="8"/>"id": 0,</text:p>
      <text:p text:style-name="P8"><text:s text:c="8"/>"macAddress": "string",</text:p>
      <text:p text:style-name="P8"><text:s text:c="8"/>"updatedAt": "string"</text:p>
      <text:p text:style-name="P8"><text:s text:c="6"/>},</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updatedAt": "string",</text:p>
      <text:p text:style-name="P8"><text:s text:c="6"/>"version": 0</text:p>
      <text:p text:style-name="P8"><text:s text:c="4"/>}</text:p>
      <text:p text:style-name="P8"><text:s text:c="2"/>]</text:p>
      <text:p text:style-name="P8">}</text:p>
      <text:p text:style-name="P1"/>
      <text:p text:style-name="Standard"><text:span text:style-name="Bekezdés_20_alapbetűtípusa"><text:span text:style-name="T2">Uri</text:span></text:span><text:span text:style-name="Bekezdés_20_alapbetűtípusa"><text:span text:style-name="T1">: /deviceregistry/mgmt</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1">Creates device registry record and returns the newly created record.</text:p>
      <text:p text:style-name="P1"/>
      <text:p text:style-name="P1">Input JSON structure:</text:p>
      <text:p text:style-name="P1"/>
      <text:p text:style-name="P8">{</text:p>
      <text:p text:style-name="P8"><text:s text:c="2"/>"device":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p>
      <text:p text:style-name="P1"/>
      <text:p text:style-name="P15">Mandatory fields: “<text:span text:style-name="T12">device</text:span>”, “<text:span text:style-name="T12">version</text:span>”</text:p>
      <text:p text:style-name="P1"/>
      <text:p text:style-name="P1">Returned JSON structure:</text:p>
      <text:p text:style-name="P1"/>
      <text:p text:style-name="P8">{</text:p>
      <text:p text:style-name="P8"><text:s text:c="2"/>"createdAt": "string",</text:p>
      <text:p text:style-name="P8"><text:s text:c="2"/>"device": {</text:p>
      <text:p text:style-name="P8"><text:soft-page-break/><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updatedAt": "string",</text:p>
      <text:p text:style-name="P8"><text:s text:c="2"/>"version": 0</text:p>
      <text:p text:style-name="P8">}</text:p>
      <text:p text:style-name="P1"/>
      <text:p text:style-name="P2"/>
      <text:p text:style-name="Standard"><text:span text:style-name="Bekezdés_20_alapbetűtípusa"><text:span text:style-name="T2">Uri</text:span></text:span><text:span text:style-name="Bekezdés_20_alapbetűtípusa"><text:span text:style-name="T1">: /deviceregistry/mgmt/{deviceId}</text:span></text:span></text:p>
      <text:p text:style-name="Standard"><text:span text:style-name="Bekezdés_20_alapbetűtípusa"><text:span text:style-name="T2">Type</text:span></text:span><text:span text:style-name="Bekezdés_20_alapbetűtípusa"><text:span text:style-name="T1">: PUT</text:span></text:span></text:p>
      <text:p text:style-name="P1"/>
      <text:p text:style-name="P1">Updates and returns the modified devicce registry record specified by the id path parameter. Not defined fields are going to be updated to “null” value.</text:p>
      <text:p text:style-name="P1"/>
      <text:p text:style-name="P2">Input JSON structure:</text:p>
      <text:p text:style-name="P1"/>
      <text:p text:style-name="P8">{</text:p>
      <text:p text:style-name="P8"><text:s text:c="2"/>"device":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p>
      <text:p text:style-name="P1"/>
      <text:p text:style-name="P16">Mandatory fields: “<text:span text:style-name="T12">device</text:span>”, “<text:span text:style-name="T12">version</text:span>”</text:p>
      <text:p text:style-name="P1"/>
      <text:p text:style-name="P1">Returned JSON structure:</text:p>
      <text:p text:style-name="P1"/>
      <text:p text:style-name="P8">{</text:p>
      <text:p text:style-name="P8"><text:s text:c="2"/>"createdAt": "string",</text:p>
      <text:p text:style-name="P8"><text:s text:c="2"/>"device":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endOfValidity": "string",</text:p>
      <text:p text:style-name="P8"><text:soft-page-break/><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updatedAt": "string",</text:p>
      <text:p text:style-name="P8"><text:s text:c="2"/>"version": 0</text:p>
      <text:p text:style-name="P8">}</text:p>
      <text:p text:style-name="P1"/>
      <text:p text:style-name="P2"/>
      <text:p text:style-name="Standard"><text:span text:style-name="Bekezdés_20_alapbetűtípusa"><text:span text:style-name="T2">Uri</text:span></text:span><text:span text:style-name="Bekezdés_20_alapbetűtípusa"><text:span text:style-name="T1">: /deviceregistry/mgmt/{deviceId}</text:span></text:span></text:p>
      <text:p text:style-name="Standard"><text:span text:style-name="Bekezdés_20_alapbetűtípusa"><text:span text:style-name="T2">Type</text:span></text:span><text:span text:style-name="Bekezdés_20_alapbetűtípusa"><text:span text:style-name="T1">: PATCH</text:span></text:span></text:p>
      <text:p text:style-name="P1"/>
      <text:p text:style-name="P1">Updates and returns the modified device registry record specified by the deiceId path parameter. Not defined fields are going to be NOT updated.</text:p>
      <text:p text:style-name="P1"/>
      <text:p text:style-name="P2">Input JSON structure:</text:p>
      <text:p text:style-name="P1"/>
      <text:p text:style-name="P8">{</text:p>
      <text:p text:style-name="P8"><text:s text:c="2"/>"device":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version": 0</text:p>
      <text:p text:style-name="P8">}</text:p>
      <text:p text:style-name="P1"/>
      <text:p text:style-name="P1">Returned JSON structure:</text:p>
      <text:p text:style-name="P1"/>
      <text:p text:style-name="P8">{</text:p>
      <text:p text:style-name="P8"><text:s text:c="2"/>"createdAt": "string",</text:p>
      <text:p text:style-name="P8"><text:s text:c="2"/>"device":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updatedAt": "string",</text:p>
      <text:p text:style-name="P8"><text:s text:c="2"/>"version": 0</text:p>
      <text:p text:style-name="P8">}</text:p>
      <text:p text:style-name="P2"/>
      <text:p text:style-name="Standard"><text:span text:style-name="Bekezdés_20_alapbetűtípusa"><text:span text:style-name="T2">Uri</text:span></text:span><text:span text:style-name="Bekezdés_20_alapbetűtípusa"><text:span text:style-name="T1">: /deviceregistry/mgmt/{deviceId}</text:span></text:span></text:p>
      <text:p text:style-name="Standard"><text:soft-page-break/><text:span text:style-name="Bekezdés_20_alapbetűtípusa"><text:span text:style-name="T2">Type</text:span></text:span><text:span text:style-name="Bekezdés_20_alapbetűtípusa"><text:span text:style-name="T1">: DELETE</text:span></text:span></text:p>
      <text:p text:style-name="P1"/>
      <text:p text:style-name="P6"><text:span text:style-name="Bekezdés_20_alapbetűtípusa"><text:span text:style-name="T1">Remove the device registry record specified by the deviceId path parameter.</text:span></text:span></text:p>
      <text:p text:style-name="P2"/>
      <text:p text:style-name="Standard"><text:span text:style-name="Bekezdés_20_alapbetűtípusa"><text:span text:style-name="T2">Uri</text:span></text:span><text:span text:style-name="Bekezdés_20_alapbetűtípusa"><text:span text:style-name="T1">: /deviceregistry/mgmt/devices</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7">Query params</text:span></text:span>:</text:p>
      <text:list xml:id="list142240021106044" text:style-name="L2">
        <text:list-item>
          <text:p text:style-name="P12"><text:span text:style-name="Bekezdés_20_alapbetűtípusa"><text:span text:style-name="T6">page</text:span></text:span> – zero-based page index (optional),</text:p>
        </text:list-item>
        <text:list-item>
          <text:p text:style-name="P12"><text:span text:style-name="Bekezdés_20_alapbetűtípusa"><text:span text:style-name="T6">item_per_page</text:span></text:span> – maximum number of items returned (optional),</text:p>
        </text:list-item>
        <text:list-item>
          <text:p text:style-name="P13"><text:span text:style-name="Bekezdés_20_alapbetűtípusa"><text:span text:style-name="T6">sort_field</text:span></text:span> – sort field (optional, default: id, possible values: id, createdAt, updatedAt),</text:p>
        </text:list-item>
        <text:list-item>
          <text:p text:style-name="P13"><text:span text:style-name="Bekezdés_20_alapbetűtípusa"><text:span text:style-name="T6">direction</text:span></text:span> – direction of sorting (optional, default: ASC, possible values: ASC or DESC)</text:p>
        </text:list-item>
      </text:list>
      <text:p text:style-name="P2"/>
      <text:p text:style-name="P6">Returns a page of device definition records. If page and item_per_page are not defined, returns all records.</text:p>
      <text:p text:style-name="P2"/>
      <text:p text:style-name="P1">Returned JSON structure:</text:p>
      <text:p text:style-name="P2"/>
      <text:p text:style-name="P8">{</text:p>
      <text:p text:style-name="P8"><text:s text:c="2"/>"count": 0,</text:p>
      <text:p text:style-name="P8"><text:s text:c="2"/>"data": [</text:p>
      <text:p text:style-name="P8"><text:s text:c="4"/>{</text:p>
      <text:p text:style-name="P8"><text:s text:c="6"/>"address": "string",</text:p>
      <text:p text:style-name="P8"><text:s text:c="6"/>"authenticationInfo": "string",</text:p>
      <text:p text:style-name="P8"><text:s text:c="6"/>"createdAt": "string",</text:p>
      <text:p text:style-name="P8"><text:s text:c="6"/>"deviceName": "string",</text:p>
      <text:p text:style-name="P8"><text:s text:c="6"/>"id": 0,</text:p>
      <text:p text:style-name="P8"><text:s text:c="6"/>"macAddress": "string",</text:p>
      <text:p text:style-name="P8"><text:s text:c="6"/>"updatedAt": "string"</text:p>
      <text:p text:style-name="P8"><text:s text:c="4"/>}</text:p>
      <text:p text:style-name="P8"><text:s text:c="2"/>]</text:p>
      <text:p text:style-name="P8">}</text:p>
      <text:p text:style-name="P2"/>
      <text:p text:style-name="Standard"><text:span text:style-name="Bekezdés_20_alapbetűtípusa"><text:span text:style-name="T2">Uri</text:span></text:span><text:span text:style-name="Bekezdés_20_alapbetűtípusa"><text:span text:style-name="T1">: /deviceregistry/mgmt/device/{deviceId}</text:span></text:span></text:p>
      <text:p text:style-name="P6"><text:span text:style-name="Bekezdés_20_alapbetűtípusa"><text:span text:style-name="T2">Type</text:span></text:span><text:span text:style-name="Bekezdés_20_alapbetűtípusa"><text:span text:style-name="T1">: GET</text:span></text:span></text:p>
      <text:p text:style-name="P2"/>
      <text:p text:style-name="P2">Returns the device definition record specified by the deviceId path parameter.</text:p>
      <text:p text:style-name="P2"/>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deviceregistry/mgmt/devices</text:span></text:span></text:p>
      <text:p text:style-name="P6"><text:span text:style-name="Bekezdés_20_alapbetűtípusa"><text:span text:style-name="T2">Type</text:span></text:span><text:span text:style-name="Bekezdés_20_alapbetűtípusa"><text:span text:style-name="T1">: POST</text:span></text:span></text:p>
      <text:p text:style-name="P2"/>
      <text:p text:style-name="P1">Creates service definition record and returns the newly created record.</text:p>
      <text:p text:style-name="P1">Input JSON structure:</text:p>
      <text:p text:style-name="P1"><text:soft-page-break/></text:p>
      <text:p text:style-name="P8">{</text:p>
      <text:p text:style-name="P8"><text:s text:c="2"/>"address": "string",</text:p>
      <text:p text:style-name="P8"><text:s text:c="2"/>"authenticationInfo": "string",</text:p>
      <text:p text:style-name="P8"><text:s text:c="2"/>"deviceName": "string",</text:p>
      <text:p text:style-name="P8"><text:s text:c="2"/>"macAddress": "string"</text:p>
      <text:p text:style-name="P8">}</text:p>
      <text:p text:style-name="P1"/>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deviceregistry/mgmt/devices/{deviceId}</text:span></text:span></text:p>
      <text:p text:style-name="P6"><text:span text:style-name="Bekezdés_20_alapbetűtípusa"><text:span text:style-name="T2">Type</text:span></text:span><text:span text:style-name="Bekezdés_20_alapbetűtípusa"><text:span text:style-name="T1">: PUT</text:span></text:span></text:p>
      <text:p text:style-name="P2"/>
      <text:p text:style-name="P2">Updates and returns the modified device definition record specified by the deviceId path parameter.</text:p>
      <text:p text:style-name="P2"/>
      <text:p text:style-name="P1">Input JSON structure:</text:p>
      <text:p text:style-name="P1"/>
      <text:p text:style-name="P8">{</text:p>
      <text:p text:style-name="P8"><text:s text:c="2"/>"address": "string",</text:p>
      <text:p text:style-name="P8"><text:s text:c="2"/>"authenticationInfo": "string",</text:p>
      <text:p text:style-name="P8"><text:s text:c="2"/>"deviceName": "string",</text:p>
      <text:p text:style-name="P8"><text:s text:c="2"/>"macAddress": "string"</text:p>
      <text:p text:style-name="P8">}</text:p>
      <text:p text:style-name="P2"/>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deviceregistry/mgmt/devices/{deviceId}</text:span></text:span></text:p>
      <text:p text:style-name="P6"><text:span text:style-name="Bekezdés_20_alapbetűtípusa"><text:span text:style-name="T2">Type</text:span></text:span><text:span text:style-name="Bekezdés_20_alapbetűtípusa"><text:span text:style-name="T1">: PATCH</text:span></text:span></text:p>
      <text:p text:style-name="P2"/>
      <text:p text:style-name="P2">Updates and returns the modified device definition record specified by the deviceId path parameter.</text:p>
      <text:p text:style-name="P2"/>
      <text:p text:style-name="P1">Input JSON structure:</text:p>
      <text:p text:style-name="P1"/>
      <text:p text:style-name="P8">{</text:p>
      <text:p text:style-name="P8"><text:s text:c="2"/>"address": "string",</text:p>
      <text:p text:style-name="P8"><text:s text:c="2"/>"authenticationInfo": "string",</text:p>
      <text:p text:style-name="P8"><text:s text:c="2"/>"deviceName": "string",</text:p>
      <text:p text:style-name="P8"><text:s text:c="2"/>"macAddress": "string"</text:p>
      <text:p text:style-name="P8">}</text:p>
      <text:p text:style-name="P2"><text:soft-page-break/></text:p>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deviceregistry/mgmt/devices/{deviceId}</text:span></text:span></text:p>
      <text:p text:style-name="P6"><text:span text:style-name="Bekezdés_20_alapbetűtípusa"><text:span text:style-name="T2">Type</text:span></text:span><text:span text:style-name="Bekezdés_20_alapbetűtípusa"><text:span text:style-name="T1">: DELETE</text:span></text:span></text:p>
      <text:p text:style-name="P2"/>
      <text:p text:style-name="P2">Removes the device definition record specified by the deviceId path parameter.</text:p>
      <text:p text:style-name="P2"/>
      <text:h text:style-name="P19" text:outline-level="2">Private Services</text:h>
      <text:p text:style-name="P6"><text:span text:style-name="Bekezdés_20_alapbetűtípusa"><text:span text:style-name="T1">These services can only be used by other core services, therefore they are not part of the public API.</text:span></text:span></text:p>
      <text:p text:style-name="P6"><text:span text:style-name="Bekezdés_20_alapbetűtípus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Normá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Képaláírá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Bekezdés_20_alapbetűtípusa" style:display-name="Bekezdés alapbetűtípusa"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A B</meta:initial-creator>
    <meta:creation-date>2020-02-17T11:26:00Z</meta:creation-date>
    <dc:date>2020-03-03T14:26:48.246465707</dc:date>
    <meta:editing-cycles>4</meta:editing-cycles>
    <meta:editing-duration>PT4M8S</meta:editing-duration>
    <meta:document-statistic meta:table-count="0" meta:image-count="0" meta:object-count="0" meta:page-count="10" meta:paragraph-count="432" meta:word-count="1334" meta:character-count="11738" meta:non-whitespace-character-count="9776"/>
    <meta:template xlink:type="simple" xlink:actuate="onRequest" xlink:title="" xlink:href="Normal"/>
  </office:meta>
</office:document-meta>
</file>